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6cm" fo:min-width="1.656cm"/>
      <style:paragraph-properties style:writing-mode="lr-tb"/>
    </style:style>
    <style:style style:name="gr2" style:family="graphic" style:parent-style-name="objectwithoutfill">
      <style:graphic-properties draw:marker-end="Arrowheads_20_2" draw:marker-end-width="0.3cm" draw:fill="none" draw:textarea-vertical-align="middle"/>
    </style:style>
    <style:style style:name="gr3" style:family="graphic" style:parent-style-name="objectwithoutfill">
      <style:graphic-properties draw:marker-end="Arrowheads_20_4" draw:marker-end-width="0.3cm" draw:fill="none" draw:textarea-vertical-align="middle"/>
    </style:style>
    <style:style style:name="gr4" style:family="graphic" style:parent-style-name="objectwithoutfill">
      <style:graphic-properties draw:marker-end="Arrowheads_20_5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3.048cm" svg:x="6.524cm" svg:y="9.096cm">
          <text:p text:style-name="P1"><text:span text:style-name="T1">Body Te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048cm" svg:height="3.048cm" svg:x="13.064cm" svg:y="9.096cm">
          <text:p text:style-name="P1"><text:span text:style-name="T1">Organ Fail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048cm" svg:height="3.048cm" svg:x="13.064cm" svg:y="14.97cm">
          <text:p text:style-name="P1"><text:span text:style-name="T1">Mort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127cm" svg:y1="7.35cm" svg:x2="7.032cm" svg:y2="9.472cm">
          <text:p/>
        </draw:line>
        <draw:line draw:style-name="gr3" draw:text-style-name="P2" draw:layer="layout" svg:x1="10.325cm" svg:y1="7.467cm" svg:x2="8.62cm" svg:y2="9.255cm">
          <text:p/>
        </draw:line>
        <draw:line draw:style-name="gr4" draw:text-style-name="P2" draw:layer="layout" svg:x1="10.842cm" svg:y1="7.35cm" svg:x2="14.017cm" svg:y2="9.255cm">
          <text:p/>
        </draw:line>
        <draw:custom-shape draw:style-name="gr1" draw:text-style-name="P1" draw:layer="layout" svg:width="3.048cm" svg:height="3.048cm" svg:x="8.937cm" svg:y="4.492cm">
          <text:p text:style-name="P1"><text:span text:style-name="T1">Seps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4.652cm" svg:y1="12.112cm" svg:x2="14.652cm" svg:y2="14.97cm">
          <text:p/>
        </draw:line>
        <draw:custom-shape draw:style-name="gr1" draw:text-style-name="P1" draw:layer="layout" svg:width="3.048cm" svg:height="3.048cm" svg:x="3.54cm" svg:y="4.492cm">
          <text:p text:style-name="P1"><text:span text:style-name="T1">Ab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2T16:54:22.007883692</meta:creation-date>
    <dc:date>2023-08-23T08:10:22.325176875</dc:date>
    <meta:editing-duration>PT7M9S</meta:editing-duration>
    <meta:editing-cycles>2</meta:editing-cycles>
    <meta:generator>LibreOffice/7.3.7.2$Linux_X86_64 LibreOffice_project/30$Build-2</meta:generator>
    <meta:document-statistic meta:object-count="9"/>
  </office:meta>
</office:document-meta>
</file>